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PHPFramework自带Javascript库使用说明</text:p>
      <text:p text:style-name="Standard">1. 初始化，X.ready(function) ; 将需要运行的函数使用此函数添加。当页面加载完毕后，该函数将会被执行，如果，本函数只能使用一次，且只能添加一个函数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1:27:25</meta:creation-date>
    <meta:document-statistic meta:table-count="0" meta:image-count="0" meta:object-count="0" meta:page-count="1" meta:paragraph-count="2" meta:word-count="35" meta:character-count="113" meta:non-whitespace-character-count="114"/>
    <dc:date>2012-06-14T11:31:13</dc:date>
    <meta:editing-duration>PT3M49S</meta:editing-duration>
    <meta:editing-cycles>1</meta:editing-cycles>
    <meta:generator>LibreOffice/3.4$Unix LibreOffice_project/340m1$Build-502</meta:generator>
  </office:meta>
</office:document-meta>
</file>